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thick solid #000000" fo:border-bottom="none" fo:border-left="none" fo:border-right="none"/>
    </style:style>
    <style:style style:name="ce3" style:family="table-cell" style:parent-style-name="Default" style:data-style-name="N15">
      <style:table-cell-properties fo:border-top="none" fo:border-bottom="thick solid #000000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thick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ck solid #000000" fo:border-left="thick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thick solid #000000" fo:border-bottom="none" fo:border-left="none" fo:border-right="thick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ck solid #000000" fo:border-left="none" fo:border-right="thick solid #000000"/>
      <style:text-properties fo:font-weight="bold" style:font-weight-asian="bold" style:font-weight-complex="bold"/>
    </style:style>
    <style:style style:name="ce9" style:family="table-cell" style:parent-style-name="Nadpis_32_3" style:data-style-name="N0">
      <style:table-cell-properties fo:border="none"/>
      <style:text-properties fo:color="#44546A" style:font-name="Nimbus Sans L" style:font-name-asian="Nimbus Sans L" style:font-name-complex="Nimbus Sans 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Vysv_283_tluj_237_c_237__32_text" style:data-style-name="N2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ce12" style:family="table-cell" style:parent-style-name="Vysv_283_tluj_237_c_237__32_text" style:data-style-name="N0">
      <style:table-cell-properties fo:border-top="none" fo:border-bottom="none" fo:border-left="none" fo:border-right="thick solid #000000"/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524375cm" style:use-optimal-column-width="true"/>
    </style:style>
    <style:style style:name="co6" style:family="table-column">
      <style:table-column-properties fo:break-before="auto" style:column-width="4.86833333333333cm" style:use-optimal-column-width="true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08479166666667cm" style:use-optimal-column-width="true"/>
    </style:style>
    <style:style style:name="co10" style:family="table-column">
      <style:table-column-properties fo:break-before="auto" style:column-width="1.64041666666667cm" style:use-optimal-column-width="true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put_ab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1223.77" table:style-name="ce1">
            <text:p>1223,77</text:p>
          </table:table-cell>
          <table:table-cell office:value-type="float" office:value="1363.08" table:style-name="ce1">
            <text:p>1363,08</text:p>
          </table:table-cell>
          <table:table-cell office:value-type="float" office:value="572233479" table:style-name="ce1">
            <text:p>572233479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39.019100000000002" table:formula="of:=[.$Q8]" table:style-name="ce2">
            <text:p>39,02 ms</text:p>
          </table:table-cell>
          <table:table-cell office:value-type="float" office:value="37.009300000000003" table:formula="of:=[.$Q9]" table:style-name="ce2">
            <text:p>37,01 ms</text:p>
          </table:table-cell>
          <table:table-cell office:value-type="float" office:value="6.4363599999999996" table:formula="of:=[.$Q10]" table:style-name="ce2">
            <text:p>6,44 ms</text:p>
          </table:table-cell>
          <table:table-cell office:value-type="float" office:value="6.5014099999999999" table:formula="of:=[.$Q11]" table:style-name="ce2">
            <text:p>6,50 ms</text:p>
          </table:table-cell>
          <table:table-cell office:value-type="float" office:value="6.2543600000000001" table:formula="of:=[.$Q12]" table:style-name="ce2">
            <text:p>6,25 ms</text:p>
          </table:table-cell>
          <table:table-cell office:value-type="float" office:value="3075.39" table:formula="of:=[.$Q13]" table:style-name="ce2">
            <text:p>3 075,39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1498.06" table:style-name="ce1">
            <text:p>1498,06</text:p>
          </table:table-cell>
          <table:table-cell office:value-type="float" office:value="1775.72" table:style-name="ce1">
            <text:p>1775,72</text:p>
          </table:table-cell>
          <table:table-cell office:value-type="float" office:value="747703252" table:style-name="ce1">
            <text:p>747703252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1018757480310923" table:formula="of:=[.$R8]/[.$Q8]" table:style-name="ce11">
            <text:p>1,10</text:p>
          </table:table-cell>
          <table:table-cell office:value-type="float" office:value="1.2512071290189222" table:formula="of:=[.$R9]/[.$Q9]" table:style-name="ce11">
            <text:p>1,25</text:p>
          </table:table-cell>
          <table:table-cell office:value-type="float" office:value="1.3300592260221615" table:formula="of:=[.$R10]/[.$Q10]" table:style-name="ce11">
            <text:p>1,33</text:p>
          </table:table-cell>
          <table:table-cell office:value-type="float" office:value="1.647565681905925" table:formula="of:=[.$R11]/[.$Q11]" table:style-name="ce11">
            <text:p>1,65</text:p>
          </table:table-cell>
          <table:table-cell office:value-type="float" office:value="1.019594330994698" table:formula="of:=[.$R12]/[.$Q12]" table:style-name="ce11">
            <text:p>1,02</text:p>
          </table:table-cell>
          <table:table-cell office:value-type="float" office:value="6.5185228540120121" table:formula="of:=[.$R13]/[.$Q13]" table:style-name="ce11">
            <text:p>6,52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463.98899999999998" table:style-name="ce1">
            <text:p>463,989</text:p>
          </table:table-cell>
          <table:table-cell office:value-type="float" office:value="531.73500000000001" table:style-name="ce1">
            <text:p>531,735</text:p>
          </table:table-cell>
          <table:table-cell office:value-type="float" office:value="671088866" table:style-name="ce1">
            <text:p>671088866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321599883.13415736" table:formula="of:=1000*[.$S8]/[.$Q8]" table:style-name="ce3">
            <text:p>3,22E+08</text:p>
          </table:table-cell>
          <table:table-cell office:value-type="float" office:value="339994893.17549908" table:formula="of:=1000*[.$S9]/[.$Q9]" table:style-name="ce3">
            <text:p>3,40E+08</text:p>
          </table:table-cell>
          <table:table-cell office:value-type="float" office:value="1302354280.9911194" table:formula="of:=1000*[.$S10]/[.$Q10]" table:style-name="ce3">
            <text:p>1,30E+09</text:p>
          </table:table-cell>
          <table:table-cell office:value-type="float" office:value="1292874007.3307176" table:formula="of:=1000*[.$S11]/[.$Q11]" table:style-name="ce3">
            <text:p>1,29E+09</text:p>
          </table:table-cell>
          <table:table-cell office:value-type="float" office:value="2006337179.1838014" table:formula="of:=1000*[.$S12]/[.$Q12]" table:style-name="ce3">
            <text:p>2,01E+09</text:p>
          </table:table-cell>
          <table:table-cell office:value-type="float" office:value="1963959543.3424704" table:formula="of:=1000*[.$S13]/[.$Q13]" table:style-name="ce3">
            <text:p>1,96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485.74799999999999" table:style-name="ce1">
            <text:p>485,748</text:p>
          </table:table-cell>
          <table:table-cell office:value-type="float" office:value="544.41099999999994" table:style-name="ce1">
            <text:p>544,411</text:p>
          </table:table-cell>
          <table:table-cell office:value-type="float" office:value="687312336" table:style-name="ce1">
            <text:p>687312336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1223.77" table:formula="of:=[.$Q2]" table:style-name="ce2">
            <text:p>1 223,77 ms</text:p>
          </table:table-cell>
          <table:table-cell office:value-type="float" office:value="1498.06" table:formula="of:=[.$Q3]" table:style-name="ce2">
            <text:p>1 498,06 ms</text:p>
          </table:table-cell>
          <table:table-cell office:value-type="float" office:value="463.98899999999998" table:formula="of:=[.$Q4]" table:style-name="ce2">
            <text:p>463,99 ms</text:p>
          </table:table-cell>
          <table:table-cell office:value-type="float" office:value="485.74799999999999" table:formula="of:=[.$Q5]" table:style-name="ce2">
            <text:p>485,75 ms</text:p>
          </table:table-cell>
          <table:table-cell office:value-type="float" office:value="478.27100000000002" table:formula="of:=[.$Q6]" table:style-name="ce2">
            <text:p>478,27 ms</text:p>
          </table:table-cell>
          <table:table-cell office:value-type="float" office:value="478.18099999999998" table:formula="of:=[.$Q7]" table:style-name="ce2">
            <text:p>478,18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478.27100000000002" table:style-name="ce1">
            <text:p>478,271</text:p>
          </table:table-cell>
          <table:table-cell office:value-type="float" office:value="531.75099999999998" table:style-name="ce1">
            <text:p>531,751</text:p>
          </table:table-cell>
          <table:table-cell office:value-type="float" office:value="671088866" table:style-name="ce1">
            <text:p>671088866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113836750369759" table:formula="of:=[.$R2]/[.$Q2]" table:style-name="ce11">
            <text:p>1,11</text:p>
          </table:table-cell>
          <table:table-cell office:value-type="float" office:value="1.1853463813198404" table:formula="of:=[.$R3]/[.$Q3]" table:style-name="ce11">
            <text:p>1,19</text:p>
          </table:table-cell>
          <table:table-cell office:value-type="float" office:value="1.146007771735968" table:formula="of:=[.$R4]/[.$Q4]" table:style-name="ce11">
            <text:p>1,15</text:p>
          </table:table-cell>
          <table:table-cell office:value-type="float" office:value="1.1207683819593699" table:formula="of:=[.$R5]/[.$Q5]" table:style-name="ce11">
            <text:p>1,12</text:p>
          </table:table-cell>
          <table:table-cell office:value-type="float" office:value="1.1118194496425666" table:formula="of:=[.$R6]/[.$Q6]" table:style-name="ce11">
            <text:p>1,11</text:p>
          </table:table-cell>
          <table:table-cell office:value-type="float" office:value="1.0854279028234077" table:formula="of:=[.$R7]/[.$Q7]" table:style-name="ce11">
            <text:p>1,09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ab</text:p>
          </table:table-cell>
          <table:table-cell office:value-type="float" office:value="478.18099999999998" table:style-name="ce1">
            <text:p>478,181</text:p>
          </table:table-cell>
          <table:table-cell office:value-type="float" office:value="519.03099999999995" table:style-name="ce1">
            <text:p>519,031</text:p>
          </table:table-cell>
          <table:table-cell office:value-type="float" office:value="671088866" table:style-name="ce1">
            <text:p>671088866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467598878.05715126" table:formula="of:=1000*[.$S2]/[.$Q2]" table:style-name="ce3">
            <text:p>4,68E+08</text:p>
          </table:table-cell>
          <table:table-cell office:value-type="float" office:value="499114355.90029776" table:formula="of:=1000*[.$S3]/[.$Q3]" table:style-name="ce3">
            <text:p>4,99E+08</text:p>
          </table:table-cell>
          <table:table-cell office:value-type="float" office:value="1446346499.5937405" table:formula="of:=1000*[.$S4]/[.$Q4]" table:style-name="ce3">
            <text:p>1,45E+09</text:p>
          </table:table-cell>
          <table:table-cell office:value-type="float" office:value="1414956594.777539" table:formula="of:=1000*[.$S5]/[.$Q5]" table:style-name="ce3">
            <text:p>1,41E+09</text:p>
          </table:table-cell>
          <table:table-cell office:value-type="float" office:value="1403156089.3301077" table:formula="of:=1000*[.$S6]/[.$Q6]" table:style-name="ce3">
            <text:p>1,40E+09</text:p>
          </table:table-cell>
          <table:table-cell office:value-type="float" office:value="1403420181.8976498" table:formula="of:=1000*[.$S7]/[.$Q7]" table:style-name="ce3">
            <text:p>1,40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39.019100000000002" table:style-name="ce1">
            <text:p>39,0191</text:p>
          </table:table-cell>
          <table:table-cell office:value-type="float" office:value="42.994199999999999" table:style-name="ce1">
            <text:p>42,9942</text:p>
          </table:table-cell>
          <table:table-cell office:value-type="float" office:value="12548538" table:style-name="ce1">
            <text:p>12548538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1" draw:style-name="a1" draw:name="Graf 7" svg:x="0in" svg:y="0in" svg:width="6.80208in" svg:height="4.2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0" draw:style-name="a0" draw:name="Graf 5" svg:x="0in" svg:y="0in" svg:width="6.80208in" svg:height="4.2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37.009300000000003" table:style-name="ce1">
            <text:p>37,0093</text:p>
          </table:table-cell>
          <table:table-cell office:value-type="float" office:value="46.3063" table:style-name="ce1">
            <text:p>46,3063</text:p>
          </table:table-cell>
          <table:table-cell office:value-type="float" office:value="12582973" table:style-name="ce1">
            <text:p>12582973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6.4363599999999996" table:style-name="ce1">
            <text:p>6,43636</text:p>
          </table:table-cell>
          <table:table-cell office:value-type="float" office:value="8.5607399999999991" table:style-name="ce1">
            <text:p>8,56074</text:p>
          </table:table-cell>
          <table:table-cell office:value-type="float" office:value="8382421" table:style-name="ce1">
            <text:p>8382421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6.5014099999999999" table:style-name="ce1">
            <text:p>6,50141</text:p>
          </table:table-cell>
          <table:table-cell office:value-type="float" office:value="10.711499999999999" table:style-name="ce1">
            <text:p>10,7115</text:p>
          </table:table-cell>
          <table:table-cell office:value-type="float" office:value="8405504" table:style-name="ce1">
            <text:p>8405504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6.2543600000000001" table:style-name="ce1">
            <text:p>6,25436</text:p>
          </table:table-cell>
          <table:table-cell office:value-type="float" office:value="6.3769099999999996" table:style-name="ce1">
            <text:p>6,37691</text:p>
          </table:table-cell>
          <table:table-cell office:value-type="float" office:value="12548355" table:style-name="ce1">
            <text:p>12548355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ab</text:p>
          </table:table-cell>
          <table:table-cell office:value-type="float" office:value="3075.39" table:style-name="ce1">
            <text:p>3075,39</text:p>
          </table:table-cell>
          <table:table-cell office:value-type="float" office:value="20047" table:style-name="ce1">
            <text:p>20047</text:p>
          </table:table-cell>
          <table:table-cell office:value-type="float" office:value="6039941540" table:style-name="ce1">
            <text:p>6039941540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eve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6773.34" table:style-name="ce1">
            <text:p>6773,34</text:p>
          </table:table-cell>
          <table:table-cell office:value-type="float" office:value="12191.8" table:style-name="ce1">
            <text:p>12191,8</text:p>
          </table:table-cell>
          <table:table-cell office:value-type="float" office:value="7653158400" table:style-name="ce1">
            <text:p>7653158400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65338.9" table:formula="of:=[.$Q8]" table:style-name="ce2">
            <text:p>65 338,90 ms</text:p>
          </table:table-cell>
          <table:table-cell office:value-type="float" office:value="65321" table:formula="of:=[.$Q9]" table:style-name="ce2">
            <text:p>65 321,00 ms</text:p>
          </table:table-cell>
          <table:table-cell office:value-type="float" office:value="8424.85" table:formula="of:=[.$Q10]" table:style-name="ce2">
            <text:p>8 424,85 ms</text:p>
          </table:table-cell>
          <table:table-cell office:value-type="float" office:value="8517.24" table:formula="of:=[.$Q11]" table:style-name="ce2">
            <text:p>8 517,24 ms</text:p>
          </table:table-cell>
          <table:table-cell office:value-type="float" office:value="5442.06" table:formula="of:=[.$Q12]" table:style-name="ce2">
            <text:p>5 442,06 ms</text:p>
          </table:table-cell>
          <table:table-cell office:value-type="float" office:value="49179.7" table:formula="of:=[.$Q13]" table:style-name="ce2">
            <text:p>49 179,7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9007.7999999999993" table:style-name="ce1">
            <text:p>9007,8</text:p>
          </table:table-cell>
          <table:table-cell office:value-type="float" office:value="14339.6" table:style-name="ce1">
            <text:p>14339,6</text:p>
          </table:table-cell>
          <table:table-cell office:value-type="float" office:value="9906252377" table:style-name="ce1">
            <text:p>9906252377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0056321731770812" table:formula="of:=[.$R8]/[.$Q8]" table:style-name="ce11">
            <text:p>1,01</text:p>
          </table:table-cell>
          <table:table-cell office:value-type="float" office:value="1.4954593469175304" table:formula="of:=[.$R9]/[.$Q9]" table:style-name="ce11">
            <text:p>1,50</text:p>
          </table:table-cell>
          <table:table-cell office:value-type="float" office:value="1.1028220087004517" table:formula="of:=[.$R10]/[.$Q10]" table:style-name="ce11">
            <text:p>1,10</text:p>
          </table:table-cell>
          <table:table-cell office:value-type="float" office:value="1.0548546242679555" table:formula="of:=[.$R11]/[.$Q11]" table:style-name="ce11">
            <text:p>1,05</text:p>
          </table:table-cell>
          <table:table-cell office:value-type="float" office:value="1.0310323664200687" table:formula="of:=[.$R12]/[.$Q12]" table:style-name="ce11">
            <text:p>1,03</text:p>
          </table:table-cell>
          <table:table-cell office:value-type="float" office:value="6.4469689729705557" table:formula="of:=[.$R13]/[.$Q13]" table:style-name="ce11">
            <text:p>6,45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6817.39" table:style-name="ce1">
            <text:p>6817,39</text:p>
          </table:table-cell>
          <table:table-cell office:value-type="float" office:value="13792.3" table:style-name="ce1">
            <text:p>13792,3</text:p>
          </table:table-cell>
          <table:table-cell office:value-type="float" office:value="7653134078" table:style-name="ce1">
            <text:p>7653134078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046812919.6389899" table:formula="of:=1000*[.$S8]/[.$Q8]" table:style-name="ce3">
            <text:p>1,05E+09</text:p>
          </table:table-cell>
          <table:table-cell office:value-type="float" office:value="1047169428.0093691" table:formula="of:=1000*[.$S9]/[.$Q9]" table:style-name="ce3">
            <text:p>1,05E+09</text:p>
          </table:table-cell>
          <table:table-cell office:value-type="float" office:value="1030734478.9521475" table:formula="of:=1000*[.$S10]/[.$Q10]" table:style-name="ce3">
            <text:p>1,03E+09</text:p>
          </table:table-cell>
          <table:table-cell office:value-type="float" office:value="1019622453.6352152" table:formula="of:=1000*[.$S11]/[.$Q11]" table:style-name="ce3">
            <text:p>1,02E+09</text:p>
          </table:table-cell>
          <table:table-cell office:value-type="float" office:value="1609489432.3105588" table:formula="of:=1000*[.$S12]/[.$Q12]" table:style-name="ce3">
            <text:p>1,61E+09</text:p>
          </table:table-cell>
          <table:table-cell office:value-type="float" office:value="1935073375.4984274" table:formula="of:=1000*[.$S13]/[.$Q13]" table:style-name="ce3">
            <text:p>1,94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9146.07" table:style-name="ce1">
            <text:p>9146,07</text:p>
          </table:table-cell>
          <table:table-cell office:value-type="float" office:value="12525.3" table:style-name="ce1">
            <text:p>12525,3</text:p>
          </table:table-cell>
          <table:table-cell office:value-type="float" office:value="7818959288" table:style-name="ce1">
            <text:p>7818959288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6773.34" table:formula="of:=[.$Q2]" table:style-name="ce2">
            <text:p>6 773,34 ms</text:p>
          </table:table-cell>
          <table:table-cell office:value-type="float" office:value="9007.7999999999993" table:formula="of:=[.$Q3]" table:style-name="ce2">
            <text:p>9 007,80 ms</text:p>
          </table:table-cell>
          <table:table-cell office:value-type="float" office:value="6817.39" table:formula="of:=[.$Q4]" table:style-name="ce2">
            <text:p>6 817,39 ms</text:p>
          </table:table-cell>
          <table:table-cell office:value-type="float" office:value="9146.07" table:formula="of:=[.$Q5]" table:style-name="ce2">
            <text:p>9 146,07 ms</text:p>
          </table:table-cell>
          <table:table-cell office:value-type="float" office:value="7849.41" table:formula="of:=[.$Q6]" table:style-name="ce2">
            <text:p>7 849,41 ms</text:p>
          </table:table-cell>
          <table:table-cell office:value-type="float" office:value="7849.46" table:formula="of:=[.$Q7]" table:style-name="ce2">
            <text:p>7 849,46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7849.41" table:style-name="ce1">
            <text:p>7849,41</text:p>
          </table:table-cell>
          <table:table-cell office:value-type="float" office:value="13786.2" table:style-name="ce1">
            <text:p>13786,2</text:p>
          </table:table-cell>
          <table:table-cell office:value-type="float" office:value="7653134078" table:style-name="ce1">
            <text:p>7653134078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7999687008182077" table:formula="of:=[.$R2]/[.$Q2]" table:style-name="ce11">
            <text:p>1,80</text:p>
          </table:table-cell>
          <table:table-cell office:value-type="float" office:value="1.5919092342192325" table:formula="of:=[.$R3]/[.$Q3]" table:style-name="ce11">
            <text:p>1,59</text:p>
          </table:table-cell>
          <table:table-cell office:value-type="float" office:value="2.0231056166656152" table:formula="of:=[.$R4]/[.$Q4]" table:style-name="ce11">
            <text:p>2,02</text:p>
          </table:table-cell>
          <table:table-cell office:value-type="float" office:value="1.3694734459718765" table:formula="of:=[.$R5]/[.$Q5]" table:style-name="ce11">
            <text:p>1,37</text:p>
          </table:table-cell>
          <table:table-cell office:value-type="float" office:value="1.7563358265143496" table:formula="of:=[.$R6]/[.$Q6]" table:style-name="ce11">
            <text:p>1,76</text:p>
          </table:table-cell>
          <table:table-cell office:value-type="float" office:value="1.5449088217533435" table:formula="of:=[.$R7]/[.$Q7]" table:style-name="ce11">
            <text:p>1,54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even</text:p>
          </table:table-cell>
          <table:table-cell office:value-type="float" office:value="7849.46" table:style-name="ce1">
            <text:p>7849,46</text:p>
          </table:table-cell>
          <table:table-cell office:value-type="float" office:value="12126.7" table:style-name="ce1">
            <text:p>12126,7</text:p>
          </table:table-cell>
          <table:table-cell office:value-type="float" office:value="7653134078" table:style-name="ce1">
            <text:p>7653134078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129894320.9701564" table:formula="of:=1000*[.$S2]/[.$Q2]" table:style-name="ce3">
            <text:p>1,13E+09</text:p>
          </table:table-cell>
          <table:table-cell office:value-type="float" office:value="1099741599.1696086" table:formula="of:=1000*[.$S3]/[.$Q3]" table:style-name="ce3">
            <text:p>1,10E+09</text:p>
          </table:table-cell>
          <table:table-cell office:value-type="float" office:value="1122590034.8960526" table:formula="of:=1000*[.$S4]/[.$Q4]" table:style-name="ce3">
            <text:p>1,12E+09</text:p>
          </table:table-cell>
          <table:table-cell office:value-type="float" office:value="854898255.53489101" table:formula="of:=1000*[.$S5]/[.$Q5]" table:style-name="ce3">
            <text:p>8,55E+08</text:p>
          </table:table-cell>
          <table:table-cell office:value-type="float" office:value="974994818.46406293" table:formula="of:=1000*[.$S6]/[.$Q6]" table:style-name="ce3">
            <text:p>9,75E+08</text:p>
          </table:table-cell>
          <table:table-cell office:value-type="float" office:value="974988607.87875855" table:formula="of:=1000*[.$S7]/[.$Q7]" table:style-name="ce3">
            <text:p>9,75E+08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65338.9" table:style-name="ce1">
            <text:p>65338,9</text:p>
          </table:table-cell>
          <table:table-cell office:value-type="float" office:value="65706.899999999994" table:style-name="ce1">
            <text:p>65706,9</text:p>
          </table:table-cell>
          <table:table-cell office:value-type="float" office:value="68397604675" table:style-name="ce1">
            <text:p>68397604675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3" draw:style-name="a3" draw:name="Graf 2" svg:x="0in" svg:y="0in" svg:width="6.80208in" svg:height="4.2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2" draw:style-name="a2" draw:name="Graf 1" svg:x="0in" svg:y="0in" svg:width="6.80208in" svg:height="4.2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65321" table:style-name="ce1">
            <text:p>65321</text:p>
          </table:table-cell>
          <table:table-cell office:value-type="float" office:value="97684.9" table:style-name="ce1">
            <text:p>97684,9</text:p>
          </table:table-cell>
          <table:table-cell office:value-type="float" office:value="68402154207" table:style-name="ce1">
            <text:p>68402154207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8424.85" table:style-name="ce1">
            <text:p>8424,85</text:p>
          </table:table-cell>
          <table:table-cell office:value-type="float" office:value="9291.11" table:style-name="ce1">
            <text:p>9291,11</text:p>
          </table:table-cell>
          <table:table-cell office:value-type="float" office:value="8683783375" table:style-name="ce1">
            <text:p>8683783375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8517.24" table:style-name="ce1">
            <text:p>8517,24</text:p>
          </table:table-cell>
          <table:table-cell office:value-type="float" office:value="8984.4500000000007" table:style-name="ce1">
            <text:p>8984,45</text:p>
          </table:table-cell>
          <table:table-cell office:value-type="float" office:value="8684369147" table:style-name="ce1">
            <text:p>8684369147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5442.06" table:style-name="ce1">
            <text:p>5442,06</text:p>
          </table:table-cell>
          <table:table-cell office:value-type="float" office:value="5610.94" table:style-name="ce1">
            <text:p>5610,94</text:p>
          </table:table-cell>
          <table:table-cell office:value-type="float" office:value="8758938060" table:style-name="ce1">
            <text:p>8758938060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even</text:p>
          </table:table-cell>
          <table:table-cell office:value-type="float" office:value="49179.7" table:style-name="ce1">
            <text:p>49179,7</text:p>
          </table:table-cell>
          <table:table-cell office:value-type="float" office:value="317060" table:style-name="ce1">
            <text:p>317060</text:p>
          </table:table-cell>
          <table:table-cell office:value-type="float" office:value="95166328085" table:style-name="ce1">
            <text:p>95166328085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kmp_wi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462.77" table:style-name="ce1">
            <text:p>2462,77</text:p>
          </table:table-cell>
          <table:table-cell office:value-type="float" office:value="2619.61" table:style-name="ce1">
            <text:p>2619,61</text:p>
          </table:table-cell>
          <table:table-cell office:value-type="float" office:value="3315232162" table:style-name="ce1">
            <text:p>3315232162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1170.97" table:formula="of:=[.$Q8]" table:style-name="ce2">
            <text:p>1 170,97 ms</text:p>
          </table:table-cell>
          <table:table-cell office:value-type="float" office:value="1109.8900000000001" table:formula="of:=[.$Q9]" table:style-name="ce2">
            <text:p>1 109,89 ms</text:p>
          </table:table-cell>
          <table:table-cell office:value-type="float" office:value="963.55499999999995" table:formula="of:=[.$Q10]" table:style-name="ce2">
            <text:p>963,56 ms</text:p>
          </table:table-cell>
          <table:table-cell office:value-type="float" office:value="963.82299999999998" table:formula="of:=[.$Q11]" table:style-name="ce2">
            <text:p>963,82 ms</text:p>
          </table:table-cell>
          <table:table-cell office:value-type="float" office:value="965.40300000000002" table:formula="of:=[.$Q12]" table:style-name="ce2">
            <text:p>965,40 ms</text:p>
          </table:table-cell>
          <table:table-cell office:value-type="float" office:value="29328.5" table:formula="of:=[.$Q13]" table:style-name="ce2">
            <text:p>29 328,5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413.7399999999998" table:style-name="ce1">
            <text:p>2413,74</text:p>
          </table:table-cell>
          <table:table-cell office:value-type="float" office:value="2734.26" table:style-name="ce1">
            <text:p>2734,26</text:p>
          </table:table-cell>
          <table:table-cell office:value-type="float" office:value="3366849663" table:style-name="ce1">
            <text:p>3366849663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266061470404878" table:formula="of:=[.$R8]/[.$Q8]" table:style-name="ce11">
            <text:p>1,27</text:p>
          </table:table-cell>
          <table:table-cell office:value-type="float" office:value="1.652289866563353" table:formula="of:=[.$R9]/[.$Q9]" table:style-name="ce11">
            <text:p>1,65</text:p>
          </table:table-cell>
          <table:table-cell office:value-type="float" office:value="1.3297320858695145" table:formula="of:=[.$R10]/[.$Q10]" table:style-name="ce11">
            <text:p>1,33</text:p>
          </table:table-cell>
          <table:table-cell office:value-type="float" office:value="1.6572233698511034" table:formula="of:=[.$R11]/[.$Q11]" table:style-name="ce11">
            <text:p>1,66</text:p>
          </table:table-cell>
          <table:table-cell office:value-type="float" office:value="1.0025647320341868" table:formula="of:=[.$R12]/[.$Q12]" table:style-name="ce11">
            <text:p>1,00</text:p>
          </table:table-cell>
          <table:table-cell office:value-type="float" office:value="4.7794125168351602" table:formula="of:=[.$R13]/[.$Q13]" table:style-name="ce11">
            <text:p>4,78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307.56" table:style-name="ce1">
            <text:p>2307,56</text:p>
          </table:table-cell>
          <table:table-cell office:value-type="float" office:value="2424.9899999999998" table:style-name="ce1">
            <text:p>2424,99</text:p>
          </table:table-cell>
          <table:table-cell office:value-type="float" office:value="3317241107" table:style-name="ce1">
            <text:p>3317241107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141105547.5375116" table:formula="of:=1000*[.$S8]/[.$Q8]" table:style-name="ce3">
            <text:p>1,14E+09</text:p>
          </table:table-cell>
          <table:table-cell office:value-type="float" office:value="1203904415.7529123" table:formula="of:=1000*[.$S9]/[.$Q9]" table:style-name="ce3">
            <text:p>1,20E+09</text:p>
          </table:table-cell>
          <table:table-cell office:value-type="float" office:value="1377264799.6222324" table:formula="of:=1000*[.$S10]/[.$Q10]" table:style-name="ce3">
            <text:p>1,38E+09</text:p>
          </table:table-cell>
          <table:table-cell office:value-type="float" office:value="1376882983.7013643" table:formula="of:=1000*[.$S11]/[.$Q11]" table:style-name="ce3">
            <text:p>1,38E+09</text:p>
          </table:table-cell>
          <table:table-cell office:value-type="float" office:value="2061891558.2404447" table:formula="of:=1000*[.$S12]/[.$Q12]" table:style-name="ce3">
            <text:p>2,06E+09</text:p>
          </table:table-cell>
          <table:table-cell office:value-type="float" office:value="1651447952.9467924" table:formula="of:=1000*[.$S13]/[.$Q13]" table:style-name="ce3">
            <text:p>1,65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285.42" table:style-name="ce1">
            <text:p>2285,42</text:p>
          </table:table-cell>
          <table:table-cell office:value-type="float" office:value="2591.12" table:style-name="ce1">
            <text:p>2591,12</text:p>
          </table:table-cell>
          <table:table-cell office:value-type="float" office:value="3321171432" table:style-name="ce1">
            <text:p>3321171432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2462.77" table:formula="of:=[.$Q2]" table:style-name="ce2">
            <text:p>2 462,77 ms</text:p>
          </table:table-cell>
          <table:table-cell office:value-type="float" office:value="2413.7399999999998" table:formula="of:=[.$Q3]" table:style-name="ce2">
            <text:p>2 413,74 ms</text:p>
          </table:table-cell>
          <table:table-cell office:value-type="float" office:value="2307.56" table:formula="of:=[.$Q4]" table:style-name="ce2">
            <text:p>2 307,56 ms</text:p>
          </table:table-cell>
          <table:table-cell office:value-type="float" office:value="2285.42" table:formula="of:=[.$Q5]" table:style-name="ce2">
            <text:p>2 285,42 ms</text:p>
          </table:table-cell>
          <table:table-cell office:value-type="float" office:value="2362.37" table:formula="of:=[.$Q6]" table:style-name="ce2">
            <text:p>2 362,37 ms</text:p>
          </table:table-cell>
          <table:table-cell office:value-type="float" office:value="2362.46" table:formula="of:=[.$Q7]" table:style-name="ce2">
            <text:p>2 362,46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362.37" table:style-name="ce1">
            <text:p>2362,37</text:p>
          </table:table-cell>
          <table:table-cell office:value-type="float" office:value="2420.9699999999998" table:style-name="ce1">
            <text:p>2420,97</text:p>
          </table:table-cell>
          <table:table-cell office:value-type="float" office:value="3317241107" table:style-name="ce1">
            <text:p>3317241107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0636843879046765" table:formula="of:=[.$R2]/[.$Q2]" table:style-name="ce11">
            <text:p>1,06</text:p>
          </table:table-cell>
          <table:table-cell office:value-type="float" office:value="1.1327897785179848" table:formula="of:=[.$R3]/[.$Q3]" table:style-name="ce11">
            <text:p>1,13</text:p>
          </table:table-cell>
          <table:table-cell office:value-type="float" office:value="1.0508892509837231" table:formula="of:=[.$R4]/[.$Q4]" table:style-name="ce11">
            <text:p>1,05</text:p>
          </table:table-cell>
          <table:table-cell office:value-type="float" office:value="1.1337609717251096" table:formula="of:=[.$R5]/[.$Q5]" table:style-name="ce11">
            <text:p>1,13</text:p>
          </table:table-cell>
          <table:table-cell office:value-type="float" office:value="1.0248055977683428" table:formula="of:=[.$R6]/[.$Q6]" table:style-name="ce11">
            <text:p>1,02</text:p>
          </table:table-cell>
          <table:table-cell office:value-type="float" office:value="1.0165420790193274" table:formula="of:=[.$R7]/[.$Q7]" table:style-name="ce11">
            <text:p>1,02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kmp_win</text:p>
          </table:table-cell>
          <table:table-cell office:value-type="float" office:value="2362.46" table:style-name="ce1">
            <text:p>2362,46</text:p>
          </table:table-cell>
          <table:table-cell office:value-type="float" office:value="2401.54" table:style-name="ce1">
            <text:p>2401,54</text:p>
          </table:table-cell>
          <table:table-cell office:value-type="float" office:value="3317241107" table:style-name="ce1">
            <text:p>3317241107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346139575.3562045" table:formula="of:=1000*[.$S2]/[.$Q2]" table:style-name="ce3">
            <text:p>1,35E+09</text:p>
          </table:table-cell>
          <table:table-cell office:value-type="float" office:value="1394868404.6334734" table:formula="of:=1000*[.$S3]/[.$Q3]" table:style-name="ce3">
            <text:p>1,39E+09</text:p>
          </table:table-cell>
          <table:table-cell office:value-type="float" office:value="1437553566.1044567" table:formula="of:=1000*[.$S4]/[.$Q4]" table:style-name="ce3">
            <text:p>1,44E+09</text:p>
          </table:table-cell>
          <table:table-cell office:value-type="float" office:value="1453199600.948622" table:formula="of:=1000*[.$S5]/[.$Q5]" table:style-name="ce3">
            <text:p>1,45E+09</text:p>
          </table:table-cell>
          <table:table-cell office:value-type="float" office:value="1404200488.0691848" table:formula="of:=1000*[.$S6]/[.$Q6]" table:style-name="ce3">
            <text:p>1,40E+09</text:p>
          </table:table-cell>
          <table:table-cell office:value-type="float" office:value="1404146993.8115354" table:formula="of:=1000*[.$S7]/[.$Q7]" table:style-name="ce3">
            <text:p>1,40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1170.97" table:style-name="ce1">
            <text:p>1170,97</text:p>
          </table:table-cell>
          <table:table-cell office:value-type="float" office:value="1482.52" table:style-name="ce1">
            <text:p>1482,52</text:p>
          </table:table-cell>
          <table:table-cell office:value-type="float" office:value="1336200363" table:style-name="ce1">
            <text:p>1336200363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5" draw:style-name="a5" draw:name="Graf 2" svg:x="0in" svg:y="0in" svg:width="6.80208in" svg:height="4.2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4" draw:style-name="a4" draw:name="Graf 1" svg:x="0in" svg:y="0in" svg:width="6.80208in" svg:height="4.2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1109.8900000000001" table:style-name="ce1">
            <text:p>1109,89</text:p>
          </table:table-cell>
          <table:table-cell office:value-type="float" office:value="1833.86" table:style-name="ce1">
            <text:p>1833,86</text:p>
          </table:table-cell>
          <table:table-cell office:value-type="float" office:value="1336201472" table:style-name="ce1">
            <text:p>1336201472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963.55499999999995" table:style-name="ce1">
            <text:p>963,555</text:p>
          </table:table-cell>
          <table:table-cell office:value-type="float" office:value="1281.27" table:style-name="ce1">
            <text:p>1281,27</text:p>
          </table:table-cell>
          <table:table-cell office:value-type="float" office:value="1327070384" table:style-name="ce1">
            <text:p>1327070384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963.82299999999998" table:style-name="ce1">
            <text:p>963,823</text:p>
          </table:table-cell>
          <table:table-cell office:value-type="float" office:value="1597.27" table:style-name="ce1">
            <text:p>1597,27</text:p>
          </table:table-cell>
          <table:table-cell office:value-type="float" office:value="1327071488" table:style-name="ce1">
            <text:p>1327071488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965.40300000000002" table:style-name="ce1">
            <text:p>965,403</text:p>
          </table:table-cell>
          <table:table-cell office:value-type="float" office:value="967.87900000000002" table:style-name="ce1">
            <text:p>967,879</text:p>
          </table:table-cell>
          <table:table-cell office:value-type="float" office:value="1990556296" table:style-name="ce1">
            <text:p>1990556296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kmp_win</text:p>
          </table:table-cell>
          <table:table-cell office:value-type="float" office:value="29328.5" table:style-name="ce1">
            <text:p>29328,5</text:p>
          </table:table-cell>
          <table:table-cell office:value-type="float" office:value="140173" table:style-name="ce1">
            <text:p>140173</text:p>
          </table:table-cell>
          <table:table-cell office:value-type="float" office:value="48434491288" table:style-name="ce1">
            <text:p>48434491288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letter_a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25731" table:style-name="ce1">
            <text:p>125731</text:p>
          </table:table-cell>
          <table:table-cell office:value-type="float" office:value="139306" table:style-name="ce1">
            <text:p>139306</text:p>
          </table:table-cell>
          <table:table-cell office:value-type="float" office:value="128156961672" table:style-name="ce1">
            <text:p>1,28157E+11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52503.6" table:formula="of:=[.$Q8]" table:style-name="ce2">
            <text:p>52 503,60 ms</text:p>
          </table:table-cell>
          <table:table-cell office:value-type="float" office:value="54391.9" table:formula="of:=[.$Q9]" table:style-name="ce2">
            <text:p>54 391,90 ms</text:p>
          </table:table-cell>
          <table:table-cell office:value-type="float" office:value="6834.31" table:formula="of:=[.$Q10]" table:style-name="ce2">
            <text:p>6 834,31 ms</text:p>
          </table:table-cell>
          <table:table-cell office:value-type="float" office:value="9245.42" table:formula="of:=[.$Q11]" table:style-name="ce2">
            <text:p>9 245,42 ms</text:p>
          </table:table-cell>
          <table:table-cell office:value-type="float" office:value="5251.49" table:formula="of:=[.$Q12]" table:style-name="ce2">
            <text:p>5 251,49 ms</text:p>
          </table:table-cell>
          <table:table-cell office:value-type="float" office:value="24390.6" table:formula="of:=[.$Q13]" table:style-name="ce2">
            <text:p>24 390,6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25843" table:style-name="ce1">
            <text:p>125843</text:p>
          </table:table-cell>
          <table:table-cell office:value-type="float" office:value="136581" table:style-name="ce1">
            <text:p>136581</text:p>
          </table:table-cell>
          <table:table-cell office:value-type="float" office:value="128562805690" table:style-name="ce1">
            <text:p>1,28563E+11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0.82828606038443076" table:formula="of:=[.$R8]/[.$Q8]" table:style-name="ce11">
            <text:p>0,83</text:p>
          </table:table-cell>
          <table:table-cell office:value-type="float" office:value="0.98867846131501191" table:formula="of:=[.$R9]/[.$Q9]" table:style-name="ce11">
            <text:p>0,99</text:p>
          </table:table-cell>
          <table:table-cell office:value-type="float" office:value="1.4956594008758746" table:formula="of:=[.$R10]/[.$Q10]" table:style-name="ce11">
            <text:p>1,50</text:p>
          </table:table-cell>
          <table:table-cell office:value-type="float" office:value="1.2103722708108446" table:formula="of:=[.$R11]/[.$Q11]" table:style-name="ce11">
            <text:p>1,21</text:p>
          </table:table-cell>
          <table:table-cell office:value-type="float" office:value="1.1734079280356624" table:formula="of:=[.$R12]/[.$Q12]" table:style-name="ce11">
            <text:p>1,17</text:p>
          </table:table-cell>
          <table:table-cell office:value-type="float" office:value="1.6149951210712323" table:formula="of:=[.$R13]/[.$Q13]" table:style-name="ce11">
            <text:p>1,61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46922" table:style-name="ce1">
            <text:p>146922</text:p>
          </table:table-cell>
          <table:table-cell office:value-type="float" office:value="226810" table:style-name="ce1">
            <text:p>226810</text:p>
          </table:table-cell>
          <table:table-cell office:value-type="float" office:value="175390065052" table:style-name="ce1">
            <text:p>1,7539E+11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643551731.46222353" table:formula="of:=1000*[.$S8]/[.$Q8]" table:style-name="ce3">
            <text:p>6,44E+08</text:p>
          </table:table-cell>
          <table:table-cell office:value-type="float" office:value="621210229.57462418" table:formula="of:=1000*[.$S9]/[.$Q9]" table:style-name="ce3">
            <text:p>6,21E+08</text:p>
          </table:table-cell>
          <table:table-cell office:value-type="float" office:value="849548258.12700915" table:formula="of:=1000*[.$S10]/[.$Q10]" table:style-name="ce3">
            <text:p>8,50E+08</text:p>
          </table:table-cell>
          <table:table-cell office:value-type="float" office:value="627995260.13961506" table:formula="of:=1000*[.$S11]/[.$Q11]" table:style-name="ce3">
            <text:p>6,28E+08</text:p>
          </table:table-cell>
          <table:table-cell office:value-type="float" office:value="1093812374.3927915" table:formula="of:=1000*[.$S12]/[.$Q12]" table:style-name="ce3">
            <text:p>1,09E+09</text:p>
          </table:table-cell>
          <table:table-cell office:value-type="float" office:value="844903259.28841448" table:formula="of:=1000*[.$S13]/[.$Q13]" table:style-name="ce3">
            <text:p>8,45E+08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68587" table:style-name="ce1">
            <text:p>168587</text:p>
          </table:table-cell>
          <table:table-cell office:value-type="float" office:value="209640" table:style-name="ce1">
            <text:p>209640</text:p>
          </table:table-cell>
          <table:table-cell office:value-type="float" office:value="175423374212" table:style-name="ce1">
            <text:p>1,75423E+11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125731" table:formula="of:=[.$Q2]" table:style-name="ce2">
            <text:p>125 731,00 ms</text:p>
          </table:table-cell>
          <table:table-cell office:value-type="float" office:value="125843" table:formula="of:=[.$Q3]" table:style-name="ce2">
            <text:p>125 843,00 ms</text:p>
          </table:table-cell>
          <table:table-cell office:value-type="float" office:value="146922" table:formula="of:=[.$Q4]" table:style-name="ce2">
            <text:p>146 922,00 ms</text:p>
          </table:table-cell>
          <table:table-cell office:value-type="float" office:value="168587" table:formula="of:=[.$Q5]" table:style-name="ce2">
            <text:p>168 587,00 ms</text:p>
          </table:table-cell>
          <table:table-cell office:value-type="float" office:value="166046" table:formula="of:=[.$Q6]" table:style-name="ce2">
            <text:p>166 046,00 ms</text:p>
          </table:table-cell>
          <table:table-cell office:value-type="float" office:value="166028" table:formula="of:=[.$Q7]" table:style-name="ce2">
            <text:p>166 028,00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66046" table:style-name="ce1">
            <text:p>166046</text:p>
          </table:table-cell>
          <table:table-cell office:value-type="float" office:value="224961" table:style-name="ce1">
            <text:p>224961</text:p>
          </table:table-cell>
          <table:table-cell office:value-type="float" office:value="175390065052" table:style-name="ce1">
            <text:p>1,7539E+11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1079685996293676" table:formula="of:=[.$R2]/[.$Q2]" table:style-name="ce11">
            <text:p>1,11</text:p>
          </table:table-cell>
          <table:table-cell office:value-type="float" office:value="1.0853285442972593" table:formula="of:=[.$R3]/[.$Q3]" table:style-name="ce11">
            <text:p>1,09</text:p>
          </table:table-cell>
          <table:table-cell office:value-type="float" office:value="1.5437442996964377" table:formula="of:=[.$R4]/[.$Q4]" table:style-name="ce11">
            <text:p>1,54</text:p>
          </table:table-cell>
          <table:table-cell office:value-type="float" office:value="1.2435122518343644" table:formula="of:=[.$R5]/[.$Q5]" table:style-name="ce11">
            <text:p>1,24</text:p>
          </table:table-cell>
          <table:table-cell office:value-type="float" office:value="1.3548113173457959" table:formula="of:=[.$R6]/[.$Q6]" table:style-name="ce11">
            <text:p>1,35</text:p>
          </table:table-cell>
          <table:table-cell office:value-type="float" office:value="1.2816633338954875" table:formula="of:=[.$R7]/[.$Q7]" table:style-name="ce11">
            <text:p>1,28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etter_a</text:p>
          </table:table-cell>
          <table:table-cell office:value-type="float" office:value="166028" table:style-name="ce1">
            <text:p>166028</text:p>
          </table:table-cell>
          <table:table-cell office:value-type="float" office:value="212792" table:style-name="ce1">
            <text:p>212792</text:p>
          </table:table-cell>
          <table:table-cell office:value-type="float" office:value="175390065052" table:style-name="ce1">
            <text:p>1,7539E+11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019294857.0519601" table:formula="of:=1000*[.$S2]/[.$Q2]" table:style-name="ce3">
            <text:p>1,02E+09</text:p>
          </table:table-cell>
          <table:table-cell office:value-type="float" office:value="1021612689.5417305" table:formula="of:=1000*[.$S3]/[.$Q3]" table:style-name="ce3">
            <text:p>1,02E+09</text:p>
          </table:table-cell>
          <table:table-cell office:value-type="float" office:value="1193763119.5600386" table:formula="of:=1000*[.$S4]/[.$Q4]" table:style-name="ce3">
            <text:p>1,19E+09</text:p>
          </table:table-cell>
          <table:table-cell office:value-type="float" office:value="1040551016.460344" table:formula="of:=1000*[.$S5]/[.$Q5]" table:style-name="ce3">
            <text:p>1,04E+09</text:p>
          </table:table-cell>
          <table:table-cell office:value-type="float" office:value="1056273954.5186274" table:formula="of:=1000*[.$S6]/[.$Q6]" table:style-name="ce3">
            <text:p>1,06E+09</text:p>
          </table:table-cell>
          <table:table-cell office:value-type="float" office:value="1056388470.9326137" table:formula="of:=1000*[.$S7]/[.$Q7]" table:style-name="ce3">
            <text:p>1,06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52503.6" table:style-name="ce1">
            <text:p>52503,6</text:p>
          </table:table-cell>
          <table:table-cell office:value-type="float" office:value="43488" table:style-name="ce1">
            <text:p>43488</text:p>
          </table:table-cell>
          <table:table-cell office:value-type="float" office:value="33788782688" table:style-name="ce1">
            <text:p>33788782688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7" draw:style-name="a7" draw:name="Graf 2" svg:x="0in" svg:y="0in" svg:width="6.80208in" svg:height="4.2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6" draw:style-name="a6" draw:name="Graf 1" svg:x="0in" svg:y="0in" svg:width="6.80208in" svg:height="4.2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54391.9" table:style-name="ce1">
            <text:p>54391,9</text:p>
          </table:table-cell>
          <table:table-cell office:value-type="float" office:value="53776.1" table:style-name="ce1">
            <text:p>53776,1</text:p>
          </table:table-cell>
          <table:table-cell office:value-type="float" office:value="33788804686" table:style-name="ce1">
            <text:p>33788804686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6834.31" table:style-name="ce1">
            <text:p>6834,31</text:p>
          </table:table-cell>
          <table:table-cell office:value-type="float" office:value="10221.799999999999" table:style-name="ce1">
            <text:p>10221,8</text:p>
          </table:table-cell>
          <table:table-cell office:value-type="float" office:value="5806076156" table:style-name="ce1">
            <text:p>5806076156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9245.42" table:style-name="ce1">
            <text:p>9245,42</text:p>
          </table:table-cell>
          <table:table-cell office:value-type="float" office:value="11190.4" table:style-name="ce1">
            <text:p>11190,4</text:p>
          </table:table-cell>
          <table:table-cell office:value-type="float" office:value="5806079938" table:style-name="ce1">
            <text:p>5806079938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5251.49" table:style-name="ce1">
            <text:p>5251,49</text:p>
          </table:table-cell>
          <table:table-cell office:value-type="float" office:value="6162.14" table:style-name="ce1">
            <text:p>6162,14</text:p>
          </table:table-cell>
          <table:table-cell office:value-type="float" office:value="5744144746" table:style-name="ce1">
            <text:p>5744144746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etter_a</text:p>
          </table:table-cell>
          <table:table-cell office:value-type="float" office:value="24390.6" table:style-name="ce1">
            <text:p>24390,6</text:p>
          </table:table-cell>
          <table:table-cell office:value-type="float" office:value="39390.699999999997" table:style-name="ce1">
            <text:p>39390,7</text:p>
          </table:table-cell>
          <table:table-cell office:value-type="float" office:value="20607697436" table:style-name="ce1">
            <text:p>20607697436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long_lati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1094.4" table:style-name="ce1">
            <text:p>11094,4</text:p>
          </table:table-cell>
          <table:table-cell office:value-type="float" office:value="11921.1" table:style-name="ce1">
            <text:p>11921,1</text:p>
          </table:table-cell>
          <table:table-cell office:value-type="float" office:value="14683370130" table:style-name="ce1">
            <text:p>14683370130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5546.45" table:formula="of:=[.$Q8]" table:style-name="ce2">
            <text:p>5 546,45 ms</text:p>
          </table:table-cell>
          <table:table-cell office:value-type="float" office:value="5272.72" table:formula="of:=[.$Q9]" table:style-name="ce2">
            <text:p>5 272,72 ms</text:p>
          </table:table-cell>
          <table:table-cell office:value-type="float" office:value="4302.33" table:formula="of:=[.$Q10]" table:style-name="ce2">
            <text:p>4 302,33 ms</text:p>
          </table:table-cell>
          <table:table-cell office:value-type="float" office:value="4300.72" table:formula="of:=[.$Q11]" table:style-name="ce2">
            <text:p>4 300,72 ms</text:p>
          </table:table-cell>
          <table:table-cell office:value-type="float" office:value="5573.38" table:formula="of:=[.$Q12]" table:style-name="ce2">
            <text:p>5 573,38 ms</text:p>
          </table:table-cell>
          <table:table-cell office:value-type="float" office:value="15706.3" table:formula="of:=[.$Q13]" table:style-name="ce2">
            <text:p>15 706,3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0954.3" table:style-name="ce1">
            <text:p>10954,3</text:p>
          </table:table-cell>
          <table:table-cell office:value-type="float" office:value="12333.8" table:style-name="ce1">
            <text:p>12333,8</text:p>
          </table:table-cell>
          <table:table-cell office:value-type="float" office:value="14690458226" table:style-name="ce1">
            <text:p>14690458226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2616358211108007" table:formula="of:=[.$R8]/[.$Q8]" table:style-name="ce11">
            <text:p>1,26</text:p>
          </table:table-cell>
          <table:table-cell office:value-type="float" office:value="1.6085853221866513" table:formula="of:=[.$R9]/[.$Q9]" table:style-name="ce11">
            <text:p>1,61</text:p>
          </table:table-cell>
          <table:table-cell office:value-type="float" office:value="1.3294307968008032" table:formula="of:=[.$R10]/[.$Q10]" table:style-name="ce11">
            <text:p>1,33</text:p>
          </table:table-cell>
          <table:table-cell office:value-type="float" office:value="1.6575410628917948" table:formula="of:=[.$R11]/[.$Q11]" table:style-name="ce11">
            <text:p>1,66</text:p>
          </table:table-cell>
          <table:table-cell office:value-type="float" office:value="1.2296057329663508" table:formula="of:=[.$R12]/[.$Q12]" table:style-name="ce11">
            <text:p>1,23</text:p>
          </table:table-cell>
          <table:table-cell office:value-type="float" office:value="1.2646835983013187" table:formula="of:=[.$R13]/[.$Q13]" table:style-name="ce11">
            <text:p>1,26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0462.9" table:style-name="ce1">
            <text:p>10462,9</text:p>
          </table:table-cell>
          <table:table-cell office:value-type="float" office:value="10630.8" table:style-name="ce1">
            <text:p>10630,8</text:p>
          </table:table-cell>
          <table:table-cell office:value-type="float" office:value="14722076226" table:style-name="ce1">
            <text:p>14722076226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074690385.0210495" table:formula="of:=1000*[.$S8]/[.$Q8]" table:style-name="ce3">
            <text:p>1,07E+09</text:p>
          </table:table-cell>
          <table:table-cell office:value-type="float" office:value="1130482331.6997678" table:formula="of:=1000*[.$S9]/[.$Q9]" table:style-name="ce3">
            <text:p>1,13E+09</text:p>
          </table:table-cell>
          <table:table-cell office:value-type="float" office:value="1369375810.3167353" table:formula="of:=1000*[.$S10]/[.$Q10]" table:style-name="ce3">
            <text:p>1,37E+09</text:p>
          </table:table-cell>
          <table:table-cell office:value-type="float" office:value="1369888517.2715266" table:formula="of:=1000*[.$S11]/[.$Q11]" table:style-name="ce3">
            <text:p>1,37E+09</text:p>
          </table:table-cell>
          <table:table-cell office:value-type="float" office:value="1585382499.129792" table:formula="of:=1000*[.$S12]/[.$Q12]" table:style-name="ce3">
            <text:p>1,59E+09</text:p>
          </table:table-cell>
          <table:table-cell office:value-type="float" office:value="1106229141.1726506" table:formula="of:=1000*[.$S13]/[.$Q13]" table:style-name="ce3">
            <text:p>1,11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0462.5" table:style-name="ce1">
            <text:p>10462,5</text:p>
          </table:table-cell>
          <table:table-cell office:value-type="float" office:value="11245.1" table:style-name="ce1">
            <text:p>11245,1</text:p>
          </table:table-cell>
          <table:table-cell office:value-type="float" office:value="14722551094" table:style-name="ce1">
            <text:p>14722551094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11094.4" table:formula="of:=[.$Q2]" table:style-name="ce2">
            <text:p>11 094,40 ms</text:p>
          </table:table-cell>
          <table:table-cell office:value-type="float" office:value="10954.3" table:formula="of:=[.$Q3]" table:style-name="ce2">
            <text:p>10 954,30 ms</text:p>
          </table:table-cell>
          <table:table-cell office:value-type="float" office:value="10462.9" table:formula="of:=[.$Q4]" table:style-name="ce2">
            <text:p>10 462,90 ms</text:p>
          </table:table-cell>
          <table:table-cell office:value-type="float" office:value="10462.5" table:formula="of:=[.$Q5]" table:style-name="ce2">
            <text:p>10 462,50 ms</text:p>
          </table:table-cell>
          <table:table-cell office:value-type="float" office:value="10257.799999999999" table:formula="of:=[.$Q6]" table:style-name="ce2">
            <text:p>10 257,80 ms</text:p>
          </table:table-cell>
          <table:table-cell office:value-type="float" office:value="10258.6" table:formula="of:=[.$Q7]" table:style-name="ce2">
            <text:p>10 258,60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0257.799999999999" table:style-name="ce1">
            <text:p>10257,8</text:p>
          </table:table-cell>
          <table:table-cell office:value-type="float" office:value="10602.1" table:style-name="ce1">
            <text:p>10602,1</text:p>
          </table:table-cell>
          <table:table-cell office:value-type="float" office:value="14722076226" table:style-name="ce1">
            <text:p>14722076226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074515070666282" table:formula="of:=[.$R2]/[.$Q2]" table:style-name="ce11">
            <text:p>1,07</text:p>
          </table:table-cell>
          <table:table-cell office:value-type="float" office:value="1.1259322823001012" table:formula="of:=[.$R3]/[.$Q3]" table:style-name="ce11">
            <text:p>1,13</text:p>
          </table:table-cell>
          <table:table-cell office:value-type="float" office:value="1.0160471762130958" table:formula="of:=[.$R4]/[.$Q4]" table:style-name="ce11">
            <text:p>1,02</text:p>
          </table:table-cell>
          <table:table-cell office:value-type="float" office:value="1.0748004778972522" table:formula="of:=[.$R5]/[.$Q5]" table:style-name="ce11">
            <text:p>1,07</text:p>
          </table:table-cell>
          <table:table-cell office:value-type="float" office:value="1.0335647019828815" table:formula="of:=[.$R6]/[.$Q6]" table:style-name="ce11">
            <text:p>1,03</text:p>
          </table:table-cell>
          <table:table-cell office:value-type="float" office:value="1.0768330961339754" table:formula="of:=[.$R7]/[.$Q7]" table:style-name="ce11">
            <text:p>1,08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long_latin</text:p>
          </table:table-cell>
          <table:table-cell office:value-type="float" office:value="10258.6" table:style-name="ce1">
            <text:p>10258,6</text:p>
          </table:table-cell>
          <table:table-cell office:value-type="float" office:value="11046.8" table:style-name="ce1">
            <text:p>11046,8</text:p>
          </table:table-cell>
          <table:table-cell office:value-type="float" office:value="14722076226" table:style-name="ce1">
            <text:p>14722076226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323493846.4450533" table:formula="of:=1000*[.$S2]/[.$Q2]" table:style-name="ce3">
            <text:p>1,32E+09</text:p>
          </table:table-cell>
          <table:table-cell office:value-type="float" office:value="1341067729.2022312" table:formula="of:=1000*[.$S3]/[.$Q3]" table:style-name="ce3">
            <text:p>1,34E+09</text:p>
          </table:table-cell>
          <table:table-cell office:value-type="float" office:value="1407074159.7453861" table:formula="of:=1000*[.$S4]/[.$Q4]" table:style-name="ce3">
            <text:p>1,41E+09</text:p>
          </table:table-cell>
          <table:table-cell office:value-type="float" office:value="1407173342.3178017" table:formula="of:=1000*[.$S5]/[.$Q5]" table:style-name="ce3">
            <text:p>1,41E+09</text:p>
          </table:table-cell>
          <table:table-cell office:value-type="float" office:value="1435207961.3562362" table:formula="of:=1000*[.$S6]/[.$Q6]" table:style-name="ce3">
            <text:p>1,44E+09</text:p>
          </table:table-cell>
          <table:table-cell office:value-type="float" office:value="1435096039.0306668" table:formula="of:=1000*[.$S7]/[.$Q7]" table:style-name="ce3">
            <text:p>1,44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5546.45" table:style-name="ce1">
            <text:p>5546,45</text:p>
          </table:table-cell>
          <table:table-cell office:value-type="float" office:value="6997.6" table:style-name="ce1">
            <text:p>6997,6</text:p>
          </table:table-cell>
          <table:table-cell office:value-type="float" office:value="5960716486" table:style-name="ce1">
            <text:p>5960716486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9" draw:style-name="a9" draw:name="Graf 2" svg:x="0in" svg:y="0in" svg:width="6.80208in" svg:height="4.2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8" draw:style-name="a8" draw:name="Graf 1" svg:x="0in" svg:y="0in" svg:width="6.80208in" svg:height="4.2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5272.72" table:style-name="ce1">
            <text:p>5272,72</text:p>
          </table:table-cell>
          <table:table-cell office:value-type="float" office:value="8481.6200000000008" table:style-name="ce1">
            <text:p>8481,62</text:p>
          </table:table-cell>
          <table:table-cell office:value-type="float" office:value="5960716800" table:style-name="ce1">
            <text:p>5960716800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4302.33" table:style-name="ce1">
            <text:p>4302,33</text:p>
          </table:table-cell>
          <table:table-cell office:value-type="float" office:value="5719.65" table:style-name="ce1">
            <text:p>5719,65</text:p>
          </table:table-cell>
          <table:table-cell office:value-type="float" office:value="5891506630" table:style-name="ce1">
            <text:p>5891506630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4300.72" table:style-name="ce1">
            <text:p>4300,72</text:p>
          </table:table-cell>
          <table:table-cell office:value-type="float" office:value="7128.62" table:style-name="ce1">
            <text:p>7128,62</text:p>
          </table:table-cell>
          <table:table-cell office:value-type="float" office:value="5891506944" table:style-name="ce1">
            <text:p>5891506944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5573.38" table:style-name="ce1">
            <text:p>5573,38</text:p>
          </table:table-cell>
          <table:table-cell office:value-type="float" office:value="6853.06" table:style-name="ce1">
            <text:p>6853,06</text:p>
          </table:table-cell>
          <table:table-cell office:value-type="float" office:value="8835939113" table:style-name="ce1">
            <text:p>8835939113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long_latin</text:p>
          </table:table-cell>
          <table:table-cell office:value-type="float" office:value="15706.3" table:style-name="ce1">
            <text:p>15706,3</text:p>
          </table:table-cell>
          <table:table-cell office:value-type="float" office:value="19863.5" table:style-name="ce1">
            <text:p>19863,5</text:p>
          </table:table-cell>
          <table:table-cell office:value-type="float" office:value="17374766760" table:style-name="ce1">
            <text:p>17374766760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real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190.08" table:style-name="ce1">
            <text:p>1190,08</text:p>
          </table:table-cell>
          <table:table-cell office:value-type="float" office:value="1307.5999999999999" table:style-name="ce1">
            <text:p>1307,6</text:p>
          </table:table-cell>
          <table:table-cell office:value-type="float" office:value="1714491680" table:style-name="ce1">
            <text:p>1714491680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519.00099999999998" table:formula="of:=[.$Q8]" table:style-name="ce2">
            <text:p>519,00 ms</text:p>
          </table:table-cell>
          <table:table-cell office:value-type="float" office:value="514.75599999999997" table:formula="of:=[.$Q9]" table:style-name="ce2">
            <text:p>514,76 ms</text:p>
          </table:table-cell>
          <table:table-cell office:value-type="float" office:value="506.08100000000002" table:formula="of:=[.$Q10]" table:style-name="ce2">
            <text:p>506,08 ms</text:p>
          </table:table-cell>
          <table:table-cell office:value-type="float" office:value="506.05099999999999" table:formula="of:=[.$Q11]" table:style-name="ce2">
            <text:p>506,05 ms</text:p>
          </table:table-cell>
          <table:table-cell office:value-type="float" office:value="537.71600000000001" table:formula="of:=[.$Q12]" table:style-name="ce2">
            <text:p>537,72 ms</text:p>
          </table:table-cell>
          <table:table-cell office:value-type="float" office:value="28553.599999999999" table:formula="of:=[.$Q13]" table:style-name="ce2">
            <text:p>28 553,6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258.02" table:style-name="ce1">
            <text:p>1258,02</text:p>
          </table:table-cell>
          <table:table-cell office:value-type="float" office:value="1368.13" table:style-name="ce1">
            <text:p>1368,13</text:p>
          </table:table-cell>
          <table:table-cell office:value-type="float" office:value="1769735352" table:style-name="ce1">
            <text:p>1769735352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3158259810674739" table:formula="of:=[.$R8]/[.$Q8]" table:style-name="ce11">
            <text:p>1,32</text:p>
          </table:table-cell>
          <table:table-cell office:value-type="float" office:value="1.649711708071397" table:formula="of:=[.$R9]/[.$Q9]" table:style-name="ce11">
            <text:p>1,65</text:p>
          </table:table-cell>
          <table:table-cell office:value-type="float" office:value="1.3297812010330361" table:formula="of:=[.$R10]/[.$Q10]" table:style-name="ce11">
            <text:p>1,33</text:p>
          </table:table-cell>
          <table:table-cell office:value-type="float" office:value="1.6556592122137888" table:formula="of:=[.$R11]/[.$Q11]" table:style-name="ce11">
            <text:p>1,66</text:p>
          </table:table-cell>
          <table:table-cell office:value-type="float" office:value="1.071692120003868" table:formula="of:=[.$R12]/[.$Q12]" table:style-name="ce11">
            <text:p>1,07</text:p>
          </table:table-cell>
          <table:table-cell office:value-type="float" office:value="5.438508629384736" table:formula="of:=[.$R13]/[.$Q13]" table:style-name="ce11">
            <text:p>5,44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190.8499999999999" table:style-name="ce1">
            <text:p>1190,85</text:p>
          </table:table-cell>
          <table:table-cell office:value-type="float" office:value="1320.55" table:style-name="ce1">
            <text:p>1320,55</text:p>
          </table:table-cell>
          <table:table-cell office:value-type="float" office:value="1728363299" table:style-name="ce1">
            <text:p>1728363299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349037119.3889802" table:formula="of:=1000*[.$S8]/[.$Q8]" table:style-name="ce3">
            <text:p>1,35E+09</text:p>
          </table:table-cell>
          <table:table-cell office:value-type="float" office:value="1360184382.5035551" table:formula="of:=1000*[.$S9]/[.$Q9]" table:style-name="ce3">
            <text:p>1,36E+09</text:p>
          </table:table-cell>
          <table:table-cell office:value-type="float" office:value="1369032423.6634057" table:formula="of:=1000*[.$S10]/[.$Q10]" table:style-name="ce3">
            <text:p>1,37E+09</text:p>
          </table:table-cell>
          <table:table-cell office:value-type="float" office:value="1369136185.8784986" table:formula="of:=1000*[.$S11]/[.$Q11]" table:style-name="ce3">
            <text:p>1,37E+09</text:p>
          </table:table-cell>
          <table:table-cell office:value-type="float" office:value="1931642716.6013286" table:formula="of:=1000*[.$S12]/[.$Q12]" table:style-name="ce3">
            <text:p>1,93E+09</text:p>
          </table:table-cell>
          <table:table-cell office:value-type="float" office:value="1778672403.1995966" table:formula="of:=1000*[.$S13]/[.$Q13]" table:style-name="ce3">
            <text:p>1,78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192.45" table:style-name="ce1">
            <text:p>1192,45</text:p>
          </table:table-cell>
          <table:table-cell office:value-type="float" office:value="1356.57" table:style-name="ce1">
            <text:p>1356,57</text:p>
          </table:table-cell>
          <table:table-cell office:value-type="float" office:value="1732599086" table:style-name="ce1">
            <text:p>1732599086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1190.08" table:formula="of:=[.$Q2]" table:style-name="ce2">
            <text:p>1 190,08 ms</text:p>
          </table:table-cell>
          <table:table-cell office:value-type="float" office:value="1258.02" table:formula="of:=[.$Q3]" table:style-name="ce2">
            <text:p>1 258,02 ms</text:p>
          </table:table-cell>
          <table:table-cell office:value-type="float" office:value="1190.8499999999999" table:formula="of:=[.$Q4]" table:style-name="ce2">
            <text:p>1 190,85 ms</text:p>
          </table:table-cell>
          <table:table-cell office:value-type="float" office:value="1192.45" table:formula="of:=[.$Q5]" table:style-name="ce2">
            <text:p>1 192,45 ms</text:p>
          </table:table-cell>
          <table:table-cell office:value-type="float" office:value="1209.07" table:formula="of:=[.$Q6]" table:style-name="ce2">
            <text:p>1 209,07 ms</text:p>
          </table:table-cell>
          <table:table-cell office:value-type="float" office:value="1209.22" table:formula="of:=[.$Q7]" table:style-name="ce2">
            <text:p>1 209,22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209.07" table:style-name="ce1">
            <text:p>1209,07</text:p>
          </table:table-cell>
          <table:table-cell office:value-type="float" office:value="1321.17" table:style-name="ce1">
            <text:p>1321,17</text:p>
          </table:table-cell>
          <table:table-cell office:value-type="float" office:value="1728363299" table:style-name="ce1">
            <text:p>1728363299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098749663888142" table:formula="of:=[.$R2]/[.$Q2]" table:style-name="ce11">
            <text:p>1,10</text:p>
          </table:table-cell>
          <table:table-cell office:value-type="float" office:value="1.0875264304224099" table:formula="of:=[.$R3]/[.$Q3]" table:style-name="ce11">
            <text:p>1,09</text:p>
          </table:table-cell>
          <table:table-cell office:value-type="float" office:value="1.1089138010664652" table:formula="of:=[.$R4]/[.$Q4]" table:style-name="ce11">
            <text:p>1,11</text:p>
          </table:table-cell>
          <table:table-cell office:value-type="float" office:value="1.1376326051406767" table:formula="of:=[.$R5]/[.$Q5]" table:style-name="ce11">
            <text:p>1,14</text:p>
          </table:table-cell>
          <table:table-cell office:value-type="float" office:value="1.0927158890717661" table:formula="of:=[.$R6]/[.$Q6]" table:style-name="ce11">
            <text:p>1,09</text:p>
          </table:table-cell>
          <table:table-cell office:value-type="float" office:value="1.0663154760920264" table:formula="of:=[.$R7]/[.$Q7]" table:style-name="ce11">
            <text:p>1,07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real</text:p>
          </table:table-cell>
          <table:table-cell office:value-type="float" office:value="1209.22" table:style-name="ce1">
            <text:p>1209,22</text:p>
          </table:table-cell>
          <table:table-cell office:value-type="float" office:value="1289.4100000000001" table:style-name="ce1">
            <text:p>1289,41</text:p>
          </table:table-cell>
          <table:table-cell office:value-type="float" office:value="1728363299" table:style-name="ce1">
            <text:p>1728363299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440652460.3388009" table:formula="of:=1000*[.$S2]/[.$Q2]" table:style-name="ce3">
            <text:p>1,44E+09</text:p>
          </table:table-cell>
          <table:table-cell office:value-type="float" office:value="1406762493.4420757" table:formula="of:=1000*[.$S3]/[.$Q3]" table:style-name="ce3">
            <text:p>1,41E+09</text:p>
          </table:table-cell>
          <table:table-cell office:value-type="float" office:value="1451369441.1554773" table:formula="of:=1000*[.$S4]/[.$Q4]" table:style-name="ce3">
            <text:p>1,45E+09</text:p>
          </table:table-cell>
          <table:table-cell office:value-type="float" office:value="1452974201.0147176" table:formula="of:=1000*[.$S5]/[.$Q5]" table:style-name="ce3">
            <text:p>1,45E+09</text:p>
          </table:table-cell>
          <table:table-cell office:value-type="float" office:value="1429498125.8322513" table:formula="of:=1000*[.$S6]/[.$Q6]" table:style-name="ce3">
            <text:p>1,43E+09</text:p>
          </table:table-cell>
          <table:table-cell office:value-type="float" office:value="1429320801.0122228" table:formula="of:=1000*[.$S7]/[.$Q7]" table:style-name="ce3">
            <text:p>1,43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519.00099999999998" table:style-name="ce1">
            <text:p>519,001</text:p>
          </table:table-cell>
          <table:table-cell office:value-type="float" office:value="682.91499999999996" table:style-name="ce1">
            <text:p>682,915</text:p>
          </table:table-cell>
          <table:table-cell office:value-type="float" office:value="700151614" table:style-name="ce1">
            <text:p>700151614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11" draw:style-name="a11" draw:name="Graf 2" svg:x="0in" svg:y="0in" svg:width="6.80208in" svg:height="4.2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10" draw:style-name="a10" draw:name="Graf 1" svg:x="0in" svg:y="0in" svg:width="6.80208in" svg:height="4.2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514.75599999999997" table:style-name="ce1">
            <text:p>514,756</text:p>
          </table:table-cell>
          <table:table-cell office:value-type="float" office:value="849.19899999999996" table:style-name="ce1">
            <text:p>849,199</text:p>
          </table:table-cell>
          <table:table-cell office:value-type="float" office:value="700163072" table:style-name="ce1">
            <text:p>700163072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506.08100000000002" table:style-name="ce1">
            <text:p>506,081</text:p>
          </table:table-cell>
          <table:table-cell office:value-type="float" office:value="672.97699999999998" table:style-name="ce1">
            <text:p>672,977</text:p>
          </table:table-cell>
          <table:table-cell office:value-type="float" office:value="692841298" table:style-name="ce1">
            <text:p>692841298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506.05099999999999" table:style-name="ce1">
            <text:p>506,051</text:p>
          </table:table-cell>
          <table:table-cell office:value-type="float" office:value="837.84799999999996" table:style-name="ce1">
            <text:p>837,848</text:p>
          </table:table-cell>
          <table:table-cell office:value-type="float" office:value="692852736" table:style-name="ce1">
            <text:p>692852736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537.71600000000001" table:style-name="ce1">
            <text:p>537,716</text:p>
          </table:table-cell>
          <table:table-cell office:value-type="float" office:value="576.26599999999996" table:style-name="ce1">
            <text:p>576,266</text:p>
          </table:table-cell>
          <table:table-cell office:value-type="float" office:value="1038675195" table:style-name="ce1">
            <text:p>1038675195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real</text:p>
          </table:table-cell>
          <table:table-cell office:value-type="float" office:value="28553.599999999999" table:style-name="ce1">
            <text:p>28553,6</text:p>
          </table:table-cell>
          <table:table-cell office:value-type="float" office:value="155289" table:style-name="ce1">
            <text:p>155289</text:p>
          </table:table-cell>
          <table:table-cell office:value-type="float" office:value="50787500332" table:style-name="ce1">
            <text:p>50787500332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  <table:table table:name="input_vector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9">
            <text:p>new_basic_o3</text:p>
          </table:table-cell>
          <table:table-cell office:value-type="string" table:style-name="ce9">
            <text:p>new_chunked</text:p>
          </table:table-cell>
          <table:table-cell office:value-type="string" table:style-name="ce9">
            <text:p>new_uint64_t</text:p>
          </table:table-cell>
          <table:table-cell office:value-type="string" table:style-name="ce9">
            <text:p>new_uint64_t_chunked</text:p>
          </table:table-cell>
          <table:table-cell office:value-type="string" table:style-name="ce9">
            <text:p>new_uint64_t_unrolled</text:p>
          </table:table-cell>
          <table:table-cell office:value-type="string" table:style-name="ce9">
            <text:p>new_uint64_t_vectorized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150.01499999999999" table:style-name="ce1">
            <text:p>150,015</text:p>
          </table:table-cell>
          <table:table-cell office:value-type="float" office:value="293.245" table:style-name="ce1">
            <text:p>293,245</text:p>
          </table:table-cell>
          <table:table-cell office:value-type="float" office:value="220212485" table:style-name="ce1">
            <text:p>220212485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NAIVE</text:p>
          </table:table-cell>
          <table:table-cell office:value-type="string" table:style-name="ce7">
            <text:p>runtime</text:p>
          </table:table-cell>
          <table:table-cell office:value-type="float" office:value="69580.100000000006" table:formula="of:=[.$Q8]" table:style-name="ce2">
            <text:p>69 580,10 ms</text:p>
          </table:table-cell>
          <table:table-cell office:value-type="float" office:value="69569" table:formula="of:=[.$Q9]" table:style-name="ce2">
            <text:p>69 569,00 ms</text:p>
          </table:table-cell>
          <table:table-cell office:value-type="float" office:value="8968.3799999999992" table:formula="of:=[.$Q10]" table:style-name="ce2">
            <text:p>8 968,38 ms</text:p>
          </table:table-cell>
          <table:table-cell office:value-type="float" office:value="9200.24" table:formula="of:=[.$Q11]" table:style-name="ce2">
            <text:p>9 200,24 ms</text:p>
          </table:table-cell>
          <table:table-cell office:value-type="float" office:value="5797.95" table:formula="of:=[.$Q12]" table:style-name="ce2">
            <text:p>5 797,95 ms</text:p>
          </table:table-cell>
          <table:table-cell office:value-type="float" office:value="21023.9" table:formula="of:=[.$Q13]" table:style-name="ce2">
            <text:p>21 023,90 ms</text:p>
          </table:table-cell>
          <table:table-cell table:number-columns-repeated="5" table:style-name="ce1"/>
          <table:table-cell office:value-type="string" table:style-name="ce1">
            <text:p>new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176.78100000000001" table:style-name="ce1">
            <text:p>176,781</text:p>
          </table:table-cell>
          <table:table-cell office:value-type="float" office:value="312.80200000000002" table:style-name="ce1">
            <text:p>312,802</text:p>
          </table:table-cell>
          <table:table-cell office:value-type="float" office:value="247395780" table:style-name="ce1">
            <text:p>247395780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0053794116421217" table:formula="of:=[.$R8]/[.$Q8]" table:style-name="ce11">
            <text:p>1,01</text:p>
          </table:table-cell>
          <table:table-cell office:value-type="float" office:value="1.0100260173353075" table:formula="of:=[.$R9]/[.$Q9]" table:style-name="ce11">
            <text:p>1,01</text:p>
          </table:table-cell>
          <table:table-cell office:value-type="float" office:value="1.1124484020525447" table:formula="of:=[.$R10]/[.$Q10]" table:style-name="ce11">
            <text:p>1,11</text:p>
          </table:table-cell>
          <table:table-cell office:value-type="float" office:value="1.0452499065241776" table:formula="of:=[.$R11]/[.$Q11]" table:style-name="ce11">
            <text:p>1,05</text:p>
          </table:table-cell>
          <table:table-cell office:value-type="float" office:value="1.0344363093852138" table:formula="of:=[.$R12]/[.$Q12]" table:style-name="ce11">
            <text:p>1,03</text:p>
          </table:table-cell>
          <table:table-cell office:value-type="float" office:value="5.8147156331603549" table:formula="of:=[.$R13]/[.$Q13]" table:style-name="ce11">
            <text:p>5,81</text:p>
          </table:table-cell>
          <table:table-cell table:number-columns-repeated="5" table:style-name="ce1"/>
          <table:table-cell office:value-type="string" table:style-name="ce1">
            <text:p>new_uint64_t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209.59899999999999" table:style-name="ce1">
            <text:p>209,599</text:p>
          </table:table-cell>
          <table:table-cell office:value-type="float" office:value="217.77" table:style-name="ce1">
            <text:p>217,77</text:p>
          </table:table-cell>
          <table:table-cell office:value-type="float" office:value="314574528" table:style-name="ce1">
            <text:p>314574528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043826384.196056" table:formula="of:=1000*[.$S8]/[.$Q8]" table:style-name="ce3">
            <text:p>1,04E+09</text:p>
          </table:table-cell>
          <table:table-cell office:value-type="float" office:value="1044031198.7379436" table:formula="of:=1000*[.$S9]/[.$Q9]" table:style-name="ce3">
            <text:p>1,04E+09</text:p>
          </table:table-cell>
          <table:table-cell office:value-type="float" office:value="1025891081.6669232" table:formula="of:=1000*[.$S10]/[.$Q10]" table:style-name="ce3">
            <text:p>1,03E+09</text:p>
          </table:table-cell>
          <table:table-cell office:value-type="float" office:value="1000074071.2198813" table:formula="of:=1000*[.$S11]/[.$Q11]" table:style-name="ce3">
            <text:p>1,00E+09</text:p>
          </table:table-cell>
          <table:table-cell office:value-type="float" office:value="1597718333.5489268" table:formula="of:=1000*[.$S12]/[.$Q12]" table:style-name="ce3">
            <text:p>1,60E+09</text:p>
          </table:table-cell>
          <table:table-cell office:value-type="float" office:value="1790147376.8901107" table:formula="of:=1000*[.$S13]/[.$Q13]" table:style-name="ce3">
            <text:p>1,79E+09</text:p>
          </table:table-cell>
          <table:table-cell table:number-columns-repeated="5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208.935" table:style-name="ce1">
            <text:p>208,935</text:p>
          </table:table-cell>
          <table:table-cell office:value-type="float" office:value="232.34" table:style-name="ce1">
            <text:p>232,34</text:p>
          </table:table-cell>
          <table:table-cell office:value-type="float" office:value="317596224" table:style-name="ce1">
            <text:p>317596224</text:p>
          </table:table-cell>
          <table:table-cell table:number-columns-repeated="16365"/>
        </table:table-row>
        <table:table-row table:style-name="ro2">
          <table:table-cell office:value-type="string" table:number-columns-spanned="1" table:number-rows-spanned="3" table:style-name="ce10">
            <text:p>KMP</text:p>
          </table:table-cell>
          <table:table-cell office:value-type="string" table:style-name="ce7">
            <text:p>runtime</text:p>
          </table:table-cell>
          <table:table-cell office:value-type="float" office:value="150.01499999999999" table:formula="of:=[.$Q2]" table:style-name="ce2">
            <text:p>150,02 ms</text:p>
          </table:table-cell>
          <table:table-cell office:value-type="float" office:value="176.78100000000001" table:formula="of:=[.$Q3]" table:style-name="ce2">
            <text:p>176,78 ms</text:p>
          </table:table-cell>
          <table:table-cell office:value-type="float" office:value="209.59899999999999" table:formula="of:=[.$Q4]" table:style-name="ce2">
            <text:p>209,60 ms</text:p>
          </table:table-cell>
          <table:table-cell office:value-type="float" office:value="208.935" table:formula="of:=[.$Q5]" table:style-name="ce2">
            <text:p>208,94 ms</text:p>
          </table:table-cell>
          <table:table-cell office:value-type="float" office:value="213.43299999999999" table:formula="of:=[.$Q6]" table:style-name="ce2">
            <text:p>213,43 ms</text:p>
          </table:table-cell>
          <table:table-cell office:value-type="float" office:value="213.30500000000001" table:formula="of:=[.$Q7]" table:style-name="ce2">
            <text:p>213,31 ms</text:p>
          </table:table-cell>
          <table:table-cell table:number-columns-repeated="5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213.43299999999999" table:style-name="ce1">
            <text:p>213,433</text:p>
          </table:table-cell>
          <table:table-cell office:value-type="float" office:value="217.87" table:style-name="ce1">
            <text:p>217,87</text:p>
          </table:table-cell>
          <table:table-cell office:value-type="float" office:value="314574528" table:style-name="ce1">
            <text:p>314574528</text:p>
          </table:table-cell>
          <table:table-cell table:number-columns-repeated="16365"/>
        </table:table-row>
        <table:table-row table:style-name="ro3">
          <table:covered-table-cell/>
          <table:table-cell office:value-type="string" table:style-name="ce12">
            <text:p>time skew</text:p>
          </table:table-cell>
          <table:table-cell office:value-type="float" office:value="1.954771189547712" table:formula="of:=[.$R2]/[.$Q2]" table:style-name="ce11">
            <text:p>1,95</text:p>
          </table:table-cell>
          <table:table-cell office:value-type="float" office:value="1.7694322353646603" table:formula="of:=[.$R3]/[.$Q3]" table:style-name="ce11">
            <text:p>1,77</text:p>
          </table:table-cell>
          <table:table-cell office:value-type="float" office:value="1.038983964618152" table:formula="of:=[.$R4]/[.$Q4]" table:style-name="ce11">
            <text:p>1,04</text:p>
          </table:table-cell>
          <table:table-cell office:value-type="float" office:value="1.1120204848397828" table:formula="of:=[.$R5]/[.$Q5]" table:style-name="ce11">
            <text:p>1,11</text:p>
          </table:table-cell>
          <table:table-cell office:value-type="float" office:value="1.0207887252674142" table:formula="of:=[.$R6]/[.$Q6]" table:style-name="ce11">
            <text:p>1,02</text:p>
          </table:table-cell>
          <table:table-cell office:value-type="float" office:value="1.0161037012728253" table:formula="of:=[.$R7]/[.$Q7]" table:style-name="ce11">
            <text:p>1,02</text:p>
          </table:table-cell>
          <table:table-cell table:number-columns-repeated="5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input_vector</text:p>
          </table:table-cell>
          <table:table-cell office:value-type="float" office:value="213.30500000000001" table:style-name="ce1">
            <text:p>213,305</text:p>
          </table:table-cell>
          <table:table-cell office:value-type="float" office:value="216.74" table:style-name="ce1">
            <text:p>216,74</text:p>
          </table:table-cell>
          <table:table-cell office:value-type="float" office:value="314574528" table:style-name="ce1">
            <text:p>314574528</text:p>
          </table:table-cell>
          <table:table-cell table:number-columns-repeated="16365"/>
        </table:table-row>
        <table:table-row table:style-name="ro2">
          <table:covered-table-cell/>
          <table:table-cell office:value-type="string" table:style-name="ce8">
            <text:p>MIPS</text:p>
          </table:table-cell>
          <table:table-cell office:value-type="float" office:value="1467936439.6893644" table:formula="of:=1000*[.$S2]/[.$Q2]" table:style-name="ce3">
            <text:p>1,47E+09</text:p>
          </table:table-cell>
          <table:table-cell office:value-type="float" office:value="1399447791.3350415" table:formula="of:=1000*[.$S3]/[.$Q3]" table:style-name="ce3">
            <text:p>1,40E+09</text:p>
          </table:table-cell>
          <table:table-cell office:value-type="float" office:value="1500839832.2511082" table:formula="of:=1000*[.$S4]/[.$Q4]" table:style-name="ce3">
            <text:p>1,50E+09</text:p>
          </table:table-cell>
          <table:table-cell office:value-type="float" office:value="1520071907.5310502" table:formula="of:=1000*[.$S5]/[.$Q5]" table:style-name="ce3">
            <text:p>1,52E+09</text:p>
          </table:table-cell>
          <table:table-cell office:value-type="float" office:value="1473879521.9108574" table:formula="of:=1000*[.$S6]/[.$Q6]" table:style-name="ce3">
            <text:p>1,47E+09</text:p>
          </table:table-cell>
          <table:table-cell office:value-type="float" office:value="1474763967.0893791" table:formula="of:=1000*[.$S7]/[.$Q7]" table:style-name="ce3">
            <text:p>1,47E+09</text:p>
          </table:table-cell>
          <table:table-cell table:number-columns-repeated="5" table:style-name="ce1"/>
          <table:table-cell office:value-type="string" table:style-name="ce1">
            <text:p>new_basic_o3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69580.100000000006" table:style-name="ce1">
            <text:p>69580,1</text:p>
          </table:table-cell>
          <table:table-cell office:value-type="float" office:value="69954.399999999994" table:style-name="ce1">
            <text:p>69954,4</text:p>
          </table:table-cell>
          <table:table-cell office:value-type="float" office:value="72629544195" table:style-name="ce1">
            <text:p>72629544195</text:p>
          </table:table-cell>
          <table:table-cell table:number-columns-repeated="16365"/>
        </table:table-row>
        <table:table-row table:style-name="ro3">
          <table:table-cell table:style-name="ce1">
            <draw:frame draw:z-index="2" draw:id="id13" draw:style-name="a13" draw:name="Graf 2" svg:x="0in" svg:y="0in" svg:width="6.80208in" svg:height="4.2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style-name="ce1">
            <draw:frame draw:z-index="1" draw:id="id12" draw:style-name="a12" draw:name="Graf 1" svg:x="0in" svg:y="0in" svg:width="6.80208in" svg:height="4.2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string" table:style-name="ce1">
            <text:p>new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69569" table:style-name="ce1">
            <text:p>69569</text:p>
          </table:table-cell>
          <table:table-cell office:value-type="float" office:value="70266.5" table:style-name="ce1">
            <text:p>70266,5</text:p>
          </table:table-cell>
          <table:table-cell office:value-type="float" office:value="72632206465" table:style-name="ce1">
            <text:p>72632206465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8968.3799999999992" table:style-name="ce1">
            <text:p>8968,38</text:p>
          </table:table-cell>
          <table:table-cell office:value-type="float" office:value="9976.86" table:style-name="ce1">
            <text:p>9976,86</text:p>
          </table:table-cell>
          <table:table-cell office:value-type="float" office:value="9200581059" table:style-name="ce1">
            <text:p>9200581059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chunk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9200.24" table:style-name="ce1">
            <text:p>9200,24</text:p>
          </table:table-cell>
          <table:table-cell office:value-type="float" office:value="9616.5499999999993" table:style-name="ce1">
            <text:p>9616,55</text:p>
          </table:table-cell>
          <table:table-cell office:value-type="float" office:value="9200921473" table:style-name="ce1">
            <text:p>9200921473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unroll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5797.95" table:style-name="ce1">
            <text:p>5797,95</text:p>
          </table:table-cell>
          <table:table-cell office:value-type="float" office:value="5997.61" table:style-name="ce1">
            <text:p>5997,61</text:p>
          </table:table-cell>
          <table:table-cell office:value-type="float" office:value="9263491012" table:style-name="ce1">
            <text:p>9263491012</text:p>
          </table:table-cell>
          <table:table-cell table:number-columns-repeated="16365"/>
        </table:table-row>
        <table:table-row table:style-name="ro1">
          <table:table-cell table:number-columns-repeated="13" table:style-name="ce1"/>
          <table:table-cell office:value-type="string" table:style-name="ce1">
            <text:p>new_uint64_t_vectorized</text:p>
          </table:table-cell>
          <table:table-cell office:value-type="string" table:style-name="ce1">
            <text:p>naive</text:p>
          </table:table-cell>
          <table:table-cell office:value-type="string" table:style-name="ce1">
            <text:p>input_vector</text:p>
          </table:table-cell>
          <table:table-cell office:value-type="float" office:value="21023.9" table:style-name="ce1">
            <text:p>21023,9</text:p>
          </table:table-cell>
          <table:table-cell office:value-type="float" office:value="122248" table:style-name="ce1">
            <text:p>122248</text:p>
          </table:table-cell>
          <table:table-cell office:value-type="float" office:value="37635879437" table:style-name="ce1">
            <text:p>37635879437</text:p>
          </table:table-cell>
          <table:table-cell table:number-columns-repeated="16365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 L" svg:font-family="&quot;Nimbus Sans L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2" number:min-integer-digits="1" number:grouping="true"/>
      <number:text> ms</number:text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adpis_32_3" style:display-name="Nadpis 3" style:family="table-cell" style:data-style-name="N0">
      <style:table-cell-properties fo:border-top="none" fo:border-bottom="2pt solid #9BC2E6" fo:border-left="none" fo:border-right="none"/>
      <style:text-properties fo:color="#44546A" style:font-name="Calibri" style:font-name-asian="Calibri" style:font-name-complex="Calibri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ysv_283_tluj_237_c_237__32_text" style:display-name="Vysvětlující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tin Holoubek</dc:creator>
    <meta:creation-date>2015-10-31T09:42:45Z</meta:creation-date>
    <dc:date>2015-11-03T16:01:52Z</dc:date>
    <meta:editing-cycles>1</meta:editing-cycles>
    <meta:editing-duration>PT7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ab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ab.$C$2:.$G$2"/>
          </chart:axis>
          <chart:series chart:label-cell-address="input_ab.$A$6" chart:values-cell-range-address="input_ab.$C$6:.$G$6" chart:class="chart:line" chart:attached-axis="primary-y" chart:style-name="G0S1">
            <chart:data-point chart:repeated="5"/>
          </chart:series>
          <chart:series chart:label-cell-address="input_ab.$A$8" chart:values-cell-range-address="input_ab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long_latin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long_latin.$C$2:.$H$2"/>
          </chart:axis>
          <chart:series chart:label-cell-address="input_long_latin.$A$3" chart:values-cell-range-address="input_long_latin.$C$3:.$H$3" chart:class="chart:line" chart:attached-axis="primary-y" chart:style-name="G0S1">
            <chart:data-point chart:repeated="6"/>
          </chart:series>
          <chart:series chart:label-cell-address="input_long_latin.$A$5" chart:values-cell-range-address="input_long_latin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real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real.$C$2:.$G$2"/>
          </chart:axis>
          <chart:series chart:label-cell-address="input_real.$A$6" chart:values-cell-range-address="input_real.$C$6:.$G$6" chart:class="chart:line" chart:attached-axis="primary-y" chart:style-name="G0S1">
            <chart:data-point chart:repeated="5"/>
          </chart:series>
          <chart:series chart:label-cell-address="input_real.$A$8" chart:values-cell-range-address="input_real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real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real.$C$2:.$H$2"/>
          </chart:axis>
          <chart:series chart:label-cell-address="input_real.$A$3" chart:values-cell-range-address="input_real.$C$3:.$G$3" chart:class="chart:line" chart:attached-axis="primary-y" chart:style-name="G0S1">
            <chart:data-point chart:repeated="5"/>
          </chart:series>
          <chart:series chart:label-cell-address="input_real.$A$5" chart:values-cell-range-address="input_real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vector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vector.$C$2:.$G$2"/>
          </chart:axis>
          <chart:series chart:label-cell-address="input_vector.$A$6" chart:values-cell-range-address="input_vector.$C$6:.$G$6" chart:class="chart:line" chart:attached-axis="primary-y" chart:style-name="G0S1">
            <chart:data-point chart:repeated="5"/>
          </chart:series>
          <chart:series chart:label-cell-address="input_vector.$A$8" chart:values-cell-range-address="input_vector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vector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vector.$C$2:.$H$2"/>
          </chart:axis>
          <chart:series chart:label-cell-address="input_vector.$A$3" chart:values-cell-range-address="input_vector.$C$3:.$H$3" chart:class="chart:line" chart:attached-axis="primary-y" chart:style-name="G0S1">
            <chart:data-point chart:repeated="6"/>
          </chart:series>
          <chart:series chart:label-cell-address="input_vector.$A$5" chart:values-cell-range-address="input_vector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ab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ab.$C$2:.$H$2"/>
          </chart:axis>
          <chart:series chart:label-cell-address="input_ab.$A$3" chart:values-cell-range-address="input_ab.$C$3:.$G$3" chart:class="chart:line" chart:attached-axis="primary-y" chart:style-name="G0S1">
            <chart:data-point chart:repeated="5"/>
          </chart:series>
          <chart:series chart:label-cell-address="input_ab.$A$5" chart:values-cell-range-address="input_ab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even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even.$C$2:.$G$2"/>
          </chart:axis>
          <chart:series chart:label-cell-address="input_even.$A$6" chart:values-cell-range-address="input_even.$C$6:.$G$6" chart:class="chart:line" chart:attached-axis="primary-y" chart:style-name="G0S1">
            <chart:data-point chart:repeated="5"/>
          </chart:series>
          <chart:series chart:label-cell-address="input_even.$A$8" chart:values-cell-range-address="input_even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even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even.$C$2:.$H$2"/>
          </chart:axis>
          <chart:series chart:label-cell-address="input_even.$A$3" chart:values-cell-range-address="input_even.$C$3:.$H$3" chart:class="chart:line" chart:attached-axis="primary-y" chart:style-name="G0S1">
            <chart:data-point chart:repeated="6"/>
          </chart:series>
          <chart:series chart:label-cell-address="input_even.$A$5" chart:values-cell-range-address="input_even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kmp_win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kmp_win.$C$2:.$G$2"/>
          </chart:axis>
          <chart:series chart:label-cell-address="input_kmp_win.$A$6" chart:values-cell-range-address="input_kmp_win.$C$6:.$G$6" chart:class="chart:line" chart:attached-axis="primary-y" chart:style-name="G0S1">
            <chart:data-point chart:repeated="5"/>
          </chart:series>
          <chart:series chart:label-cell-address="input_kmp_win.$A$8" chart:values-cell-range-address="input_kmp_win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kmp_win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kmp_win.$C$2:.$H$2"/>
          </chart:axis>
          <chart:series chart:label-cell-address="input_kmp_win.$A$3" chart:values-cell-range-address="input_kmp_win.$C$3:.$G$3" chart:class="chart:line" chart:attached-axis="primary-y" chart:style-name="G0S1">
            <chart:data-point chart:repeated="5"/>
          </chart:series>
          <chart:series chart:label-cell-address="input_kmp_win.$A$5" chart:values-cell-range-address="input_kmp_win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letter_a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letter_a.$C$2:.$G$2"/>
          </chart:axis>
          <chart:series chart:label-cell-address="input_letter_a.$A$6" chart:values-cell-range-address="input_letter_a.$C$6:.$G$6" chart:class="chart:line" chart:attached-axis="primary-y" chart:style-name="G0S1">
            <chart:data-point chart:repeated="5"/>
          </chart:series>
          <chart:series chart:label-cell-address="input_letter_a.$A$8" chart:values-cell-range-address="input_letter_a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NAIV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letter_a.$C$2:.$H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letter_a.$C$2:.$H$2"/>
          </chart:axis>
          <chart:series chart:label-cell-address="input_letter_a.$A$3" chart:values-cell-range-address="input_letter_a.$C$3:.$H$3" chart:class="chart:line" chart:attached-axis="primary-y" chart:style-name="G0S1">
            <chart:data-point chart:repeated="6"/>
          </chart:series>
          <chart:series chart:label-cell-address="input_letter_a.$A$5" chart:values-cell-range-address="input_letter_a.$C$5:.$H$5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2" number:min-integer-digits="1">
        <number:embedded-text number:position="3"> </number:embedded-text>
      </number:number>
      <number:text> ms</number:text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cs" fo:country="C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G1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</office:automatic-styles>
  <office:body>
    <office:chart>
      <chart:chart chart:class="chart:line" svg:height="303.0pt" svg:width="489.75pt" chart:style-name="Crt0">
        <chart:title chart:style-name="CT00">
          <text:p text:style-name="a0" text:class-names="" text:cond-style-name="">KMP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untime</text:p>
            </chart:title>
          </chart:axis>
          <chart:axis chart:dimension="x" chart:name="primary-x" chart:style-name="Axs1">
            <chart:categories table:cell-range-address="input_long_latin.$C$2:.$G$2"/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input_long_latin.$C$2:.$G$2"/>
          </chart:axis>
          <chart:series chart:label-cell-address="input_long_latin.$A$6" chart:values-cell-range-address="input_long_latin.$C$6:.$G$6" chart:class="chart:line" chart:attached-axis="primary-y" chart:style-name="G0S1">
            <chart:data-point chart:repeated="5"/>
          </chart:series>
          <chart:series chart:label-cell-address="input_long_latin.$A$8" chart:values-cell-range-address="input_long_latin.$C$8:.$G$8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